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ctionInterceptorConfig.isAf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Config.SimpleActionInterceptorConfig( String path , boolean afte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ctionInterceptorConfi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